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 table:number-columns-repeated="1017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0.5*[.E100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0.5*[.E101]" office:value-type="float" office:value="55.5" calcext:value-type="float">
            <text:p>55,5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0.5*[.E102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0.5*[.E103]" office:value-type="float" office:value="54.5" calcext:value-type="float">
            <text:p>54,5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0.5*[.E104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0.5*[.E105]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0.5*[.E106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0.5*[.E107]" office:value-type="float" office:value="56" calcext:value-type="float">
            <text:p>56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0.5*[.E226]"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0.5*[.E227]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0.5*[.E228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0.5*[.E229]" office:value-type="float" office:value="57.5" calcext:value-type="float">
            <text:p>57,5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0.5*[.E230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0.5*[.E231]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0.5*[.E232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0.5*[.E233]" office:value-type="float" office:value="52.5" calcext:value-type="float">
            <text:p>52,5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0.5*[.E394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0.5*[.E395]" office:value-type="float" office:value="55.5" calcext:value-type="float">
            <text:p>55,5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0.5*[.E396]"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0.5*[.E397]" office:value-type="float" office:value="59.5" calcext:value-type="float">
            <text:p>59,5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0.5*[.E398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0.5*[.E399]" office:value-type="float" office:value="52.5" calcext:value-type="float">
            <text:p>52,5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0.5*[.E400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0.5*[.E401]" office:value-type="float" office:value="57" calcext:value-type="float">
            <text:p>57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4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4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0.5*[.E646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0.5*[.E647]" office:value-type="float" office:value="51.5" calcext:value-type="float">
            <text:p>51,5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0.5*[.E648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0.5*[.E649]" office:value-type="float" office:value="55.5" calcext:value-type="float">
            <text:p>55,5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0.5*[.E650]"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0.5*[.E651]"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0.5*[.E652]"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0.5*[.E653]" office:value-type="float" office:value="51.5" calcext:value-type="float">
            <text:p>51,5</text:p>
          </table:table-cell>
          <table:table-cell table:number-columns-repeated="1016"/>
        </table:table-row>
        <table:table-row table:style-name="ro5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5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5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5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5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5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5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4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5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4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5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IFS([.$H$100:.$H$653];[.$D$100:.$D$653];[.I2274];[.$F$100:.$F$653];&quot;=Поступление&quot;)-SUMIFS([.$H$100:.$H$653];[.$D$100:.$D$653];[.I2274];[.$F$100:.$F$653];&quot;=Продажа&quot;)" office:value-type="float" office:value="138.5" calcext:value-type="float">
            <text:p>138,5</text:p>
          </table:table-cell>
          <table:table-cell table:formula="of:=SUMIFS([.$H$100:.$H$653];[.$D$100:.$D$653];[.J2274];[.$F$100:.$F$653];&quot;=Поступление&quot;)-SUMIFS([.$H$100:.$H$653];[.$D$100:.$D$653];[.J2274];[.$F$100:.$F$653];&quot;=Продажа&quot;)" office:value-type="float" office:value="128" calcext:value-type="float">
            <text:p>128</text:p>
          </table:table-cell>
          <table:table-cell table:formula="of:=SUMIFS([.$H$100:.$H$653];[.$D$100:.$D$653];[.K2274];[.$F$100:.$F$653];&quot;=Поступление&quot;)-SUMIFS([.$H$100:.$H$653];[.$D$100:.$D$653];[.K2274];[.$F$100:.$F$653];&quot;=Продажа&quot;)" office:value-type="float" office:value="130.5" calcext:value-type="float">
            <text:p>130,5</text:p>
          </table:table-cell>
          <table:table-cell table:formula="of:=SUMIFS([.$H$100:.$H$653];[.$D$100:.$D$653];[.L2274];[.$F$100:.$F$653];&quot;=Поступление&quot;)-SUMIFS([.$H$100:.$H$653];[.$D$100:.$D$653];[.L2274];[.$F$100:.$F$653];&quot;=Продажа&quot;)" office:value-type="float" office:value="138" calcext:value-type="float">
            <text:p>138</text:p>
          </table:table-cell>
          <table:table-cell table:formula="of:=MIN([.I2275:.L2275])" office:value-type="float" office:value="128" calcext:value-type="float">
            <text:p>128</text:p>
          </table:table-cell>
          <table:table-cell table:number-columns-repeated="1011"/>
        </table:table-row>
        <table:table-row table:style-name="ro5" table:number-rows-repeated="10463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Default"/>
        <table:table-row table:style-name="ro7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1021" table:default-cell-style-name="Default"/>
        <table:table-row table:style-name="ro5">
          <table:table-cell table:style-name="ce4" office:value-type="string" calcext:value-type="string">
            <text:p>ID магазина</text:p>
          </table:table-cell>
          <table:table-cell table:style-name="ce4" office:value-type="string" calcext:value-type="string">
            <text:p>Район</text:p>
          </table:table-cell>
          <table:table-cell table:style-name="ce4" office:value-type="string" calcext:value-type="string">
            <text:p>Адрес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021"/>
        </table:table-row>
        <table:table-row table:style-name="ro5" table:visibility="filter">
          <table:table-cell table:style-name="ce5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021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M11" table:operator="=" table:field-number="2">
                <table:filter-set-item table:value="M11"/>
                <table:filter-set-item table:value="M14"/>
                <table:filter-set-item table:value="M3"/>
                <table:filter-set-item table:value="M9"/>
              </table:filter-condition>
              <table:filter-condition table:value="24" table:operator="=" table:field-number="3">
                <table:filter-set-item table:value="24"/>
                <table:filter-set-item table:value="25"/>
                <table:filter-set-item table:value="26"/>
                <table:filter-set-item table:value="27"/>
              </table:filter-condition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Бакалея" table:operator="=" table:field-number="1"/>
              <table:filter-condition table:value="Макароны вермишель" table:operator="=" table:field-number="2">
                <table:filter-set-item table:value="Макароны вермишель"/>
                <table:filter-set-item table:value="Макароны перья"/>
                <table:filter-set-item table:value="Макароны рожки"/>
                <table:filter-set-item table:value="Макароны спагетти "/>
              </table:filter-condition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Заречны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Слава</meta:initial-creator>
    <meta:creation-date>2021-07-09T21:04:06</meta:creation-date>
    <dc:date>2022-05-03T17:25:24.672000000</dc:date>
    <meta:editing-duration>PT9M38S</meta:editing-duration>
    <meta:editing-cycles>1</meta:editing-cycles>
    <meta:document-statistic meta:table-count="3" meta:cell-count="16393" meta:object-count="0"/>
    <meta:generator>LibreOffice/7.3.2.2$Windows_X86_64 LibreOffice_project/49f2b1bff42cfccbd8f788c8dc32c1c309559be0</meta:generator>
  </office:meta>
</office:document-meta>
</file>